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5-09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5-08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5-07-3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5-06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5-05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5-04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5-03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5-02-2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5-01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12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11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10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9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8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7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6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5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5-2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4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3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2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4-01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12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11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11-1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10-3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09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08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07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06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05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04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03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02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3-01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12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11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10-2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09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08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07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06-2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05-3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04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03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02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2-01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12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11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10-2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09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08-3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07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06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05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04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03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02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1-01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12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11-1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10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09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08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07-3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06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05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02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20-01-2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12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11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10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09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08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07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06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04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03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02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9-01-3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11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10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09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08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07-3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06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06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04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03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02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8-01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12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11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10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09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08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07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06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05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04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03-0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7-01-2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12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12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10-27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09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08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07-2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06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05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04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03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6-01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12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11-2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10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09-2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08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07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06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05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04-2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5-01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12-1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11-2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10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09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08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07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06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05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04-2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03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4-01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12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11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10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09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08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07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06-2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05-2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04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03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3-01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12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11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11-0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09-2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08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07-2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06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05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04-2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03-2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02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2-01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12-2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11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10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09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08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07-2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06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05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04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1-03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12-2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11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10-2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09-28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08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07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06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05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04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10-04-0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10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09-2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08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07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06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05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04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03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9-01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12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11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10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09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08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07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06-2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05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04-2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03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8-02-2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11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10-3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09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08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07-3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06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05-3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04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03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02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7-01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12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11-2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10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09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08-2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07-3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06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05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04-2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02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11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09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06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03073181301</text:p>
          </table:table-cell>
          <table:table-cell office:value-type="string" calcext:value-type="string">
            <text:p>CT-FF <text:s text:c="3"/>32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0" meta:object-count="0"/>
    <meta:user-defined meta:name="AppVersion">3.0</meta:user-defined>
  </office:meta>
</office:document-meta>
</file>